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List_20_Paragraph" style:list-style-name="WWNum1">
      <style:text-properties officeooo:paragraph-rsid="004c8853"/>
    </style:style>
    <style:style style:name="P8" style:family="paragraph" style:parent-style-name="List_20_Paragraph" style:list-style-name="WWNum1">
      <style:text-properties fo:font-size="14pt" fo:language="fr" fo:country="FR" officeooo:rsid="0022437f" officeooo:paragraph-rsid="0022437f" style:font-size-asian="14pt"/>
    </style:style>
    <style:style style:name="P9" style:family="paragraph" style:parent-style-name="List_20_Paragraph" style:list-style-name="WWNum1">
      <style:text-properties fo:font-size="14pt" fo:language="fr" fo:country="FR" officeooo:rsid="0022437f" officeooo:paragraph-rsid="004badd9" style:font-size-asian="14pt"/>
    </style:style>
    <style:style style:name="P10" style:family="paragraph" style:parent-style-name="List_20_Paragraph" style:list-style-name="WWNum1">
      <style:text-properties fo:font-size="14pt" fo:language="fr" fo:country="FR" officeooo:paragraph-rsid="00442445" style:font-size-asian="14pt"/>
    </style:style>
    <style:style style:name="P11" style:family="paragraph" style:parent-style-name="List_20_Paragraph" style:list-style-name="WWNum1">
      <style:text-properties fo:font-size="14pt" fo:language="fr" fo:country="FR" officeooo:paragraph-rsid="004badd9" style:font-size-asian="14pt"/>
    </style:style>
    <style:style style:name="P12" style:family="paragraph" style:parent-style-name="List_20_Paragraph" style:list-style-name="WWNum1">
      <style:text-properties fo:font-size="14pt" fo:language="fr" fo:country="FR" officeooo:rsid="00492d3f" officeooo:paragraph-rsid="00492d3f" style:font-size-asian="14pt"/>
    </style:style>
    <style:style style:name="P13" style:family="paragraph" style:parent-style-name="List_20_Paragraph" style:list-style-name="WWNum1">
      <style:text-properties fo:font-size="14pt" fo:language="fr" fo:country="FR" officeooo:rsid="004a834f" officeooo:paragraph-rsid="004a834f" style:font-size-asian="14pt"/>
    </style:style>
    <style:style style:name="P14" style:family="paragraph" style:parent-style-name="List_20_Paragraph" style:list-style-name="WWNum1">
      <style:text-properties fo:font-size="14pt" fo:language="fr" fo:country="FR" officeooo:rsid="004badd9" officeooo:paragraph-rsid="004badd9" style:font-size-asian="14pt"/>
    </style:style>
    <style:style style:name="P15" style:family="paragraph" style:parent-style-name="List_20_Paragraph" style:list-style-name="WWNum1">
      <style:text-properties fo:font-size="14pt" fo:language="fr" fo:country="FR" officeooo:rsid="004c8853" officeooo:paragraph-rsid="004c8853" style:font-size-asian="14pt"/>
    </style:style>
    <style:style style:name="P16" style:family="paragraph" style:parent-style-name="List_20_Paragraph" style:list-style-name="WWNum1">
      <style:text-properties fo:font-size="14pt" fo:language="fr" fo:country="FR" officeooo:rsid="004e886d" officeooo:paragraph-rsid="004e886d" style:font-size-asian="14pt"/>
    </style:style>
    <style:style style:name="P17" style:family="paragraph" style:parent-style-name="List_20_Paragraph" style:list-style-name="WWNum1">
      <style:text-properties officeooo:rsid="004c993f" officeooo:paragraph-rsid="004c993f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4c993f" style:font-size-asian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20" style:family="paragraph" style:parent-style-name="Standard">
      <style:text-properties fo:font-size="14pt" fo:language="fr" fo:country="FR" style:font-size-asian="14pt"/>
    </style:style>
    <style:style style:name="P21" style:family="paragraph" style:parent-style-name="Standard">
      <style:text-properties fo:font-size="14pt" fo:language="fr" fo:country="FR" officeooo:rsid="002b5a5b" officeooo:paragraph-rsid="00442445" style:font-size-asian="14pt"/>
    </style:style>
    <style:style style:name="P22" style:family="paragraph" style:parent-style-name="Standard">
      <style:text-properties fo:font-size="14pt" fo:language="fr" fo:country="FR" officeooo:paragraph-rsid="0022437f" style:font-size-asian="14pt"/>
    </style:style>
    <style:style style:name="P23" style:family="paragraph" style:parent-style-name="Standard">
      <style:text-properties fo:font-size="14pt" fo:language="fr" fo:country="FR" officeooo:paragraph-rsid="004262c1" style:font-size-asian="14pt"/>
    </style:style>
    <style:style style:name="P24" style:family="paragraph" style:parent-style-name="Standard">
      <style:text-properties fo:font-size="14pt" fo:language="fr" fo:country="FR" officeooo:paragraph-rsid="00442445" style:font-size-asian="14pt"/>
    </style:style>
    <style:style style:name="P25" style:family="paragraph" style:parent-style-name="Standard">
      <style:text-properties officeooo:paragraph-rsid="004262c1"/>
    </style:style>
    <style:style style:name="P26" style:family="paragraph" style:parent-style-name="Standard">
      <loext:graphic-properties draw:fill="solid" draw:fill-color="#9cc2e5"/>
      <style:paragraph-properties fo:background-color="#9cc2e5"/>
      <style:text-properties officeooo:paragraph-rsid="004262c1"/>
    </style:style>
    <style:style style:name="P27" style:family="paragraph" style:parent-style-name="Standard">
      <style:text-properties officeooo:paragraph-rsid="00442445"/>
    </style:style>
    <style:style style:name="P28" style:family="paragraph" style:parent-style-name="Standard">
      <loext:graphic-properties draw:fill="solid" draw:fill-color="#9cc2e5"/>
      <style:paragraph-properties fo:background-color="#9cc2e5"/>
      <style:text-properties officeooo:paragraph-rsid="00442445"/>
    </style:style>
    <style:style style:name="P29" style:family="paragraph" style:parent-style-name="Standard">
      <loext:graphic-properties draw:fill="solid" draw:fill-color="#9cc2e5"/>
      <style:paragraph-properties fo:background-color="#9cc2e5"/>
      <style:text-properties officeooo:paragraph-rsid="004586ee"/>
    </style:style>
    <style:style style:name="P30" style:family="paragraph" style:parent-style-name="Standard">
      <loext:graphic-properties draw:fill="solid" draw:fill-color="#9cc2e5"/>
      <style:paragraph-properties fo:break-before="page" fo:background-color="#9cc2e5"/>
    </style:style>
    <style:style style:name="P3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62c1"/>
    </style:style>
    <style:style style:name="P3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86ee"/>
    </style:style>
    <style:style style:name="P33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4f8f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3596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62c1" style:font-size-asian="14pt" style:font-weight-asian="bold"/>
    </style:style>
    <style:style style:name="T6" style:family="text">
      <style:text-properties fo:color="#ffffff" fo:font-size="14pt" fo:language="fr" fo:country="FR" fo:font-weight="bold" officeooo:rsid="00442445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8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4c8853" style:font-size-asian="14pt" style:font-style-asian="italic" style:font-weight-asian="bold"/>
    </style:style>
    <style:style style:name="T14" style:family="text">
      <style:text-properties fo:font-size="14pt" fo:language="fr" fo:country="FR" style:font-size-asian="14pt"/>
    </style:style>
    <style:style style:name="T15" style:family="text">
      <style:text-properties fo:font-size="14pt" fo:language="fr" fo:country="FR" officeooo:rsid="00280a7d" style:font-size-asian="14pt"/>
    </style:style>
    <style:style style:name="T16" style:family="text">
      <style:text-properties fo:font-size="14pt" fo:language="fr" fo:country="FR" officeooo:rsid="004badd9" style:font-size-asian="14pt"/>
    </style:style>
    <style:style style:name="T17" style:family="text">
      <style:text-properties fo:font-size="14pt" fo:language="fr" fo:country="FR" officeooo:rsid="004c8853" style:font-size-asian="14pt"/>
    </style:style>
    <style:style style:name="T18" style:family="text">
      <style:text-properties officeooo:rsid="00318e90"/>
    </style:style>
    <style:style style:name="T19" style:family="text">
      <style:text-properties officeooo:rsid="00470f6e"/>
    </style:style>
    <style:style style:name="T20" style:family="text">
      <style:text-properties officeooo:rsid="00492d3f"/>
    </style:style>
    <style:style style:name="T21" style:family="text">
      <style:text-properties officeooo:rsid="004a834f"/>
    </style:style>
    <style:style style:name="T22" style:family="text">
      <style:text-properties officeooo:rsid="004badd9"/>
    </style:style>
    <style:style style:name="T23" style:family="text">
      <style:text-properties officeooo:rsid="004c8853"/>
    </style:style>
    <style:style style:name="T24" style:family="text">
      <style:text-properties officeooo:rsid="004c993f"/>
    </style:style>
    <style:style style:name="T25" style:family="text">
      <style:text-properties officeooo:rsid="004e1cb4"/>
    </style:style>
    <style:style style:name="T26" style:family="text">
      <style:text-properties officeooo:rsid="004e8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Text Mining par la pratique</text:span><text:span text:style-name="T1"> »</text:span></text:p>
      <text:p text:style-name="P4"/>
      <text:p text:style-name="P5"/>
      <text:p text:style-name="P30"><text:span text:style-name="T3">Question N°1</text:span><text:span text:style-name="T8"> (</text:span><text:span text:style-name="T9">E</text:span><text:span text:style-name="T10">xpressions Régulières</text:span><text:span text:style-name="T8">)</text:span></text:p>
      <text:p text:style-name="P22"><text:span text:style-name="T19">Quelle expression régulière permet de capturer une chaîne entre deux parenthèse à la condition qu’il n’y ait pas de chiffres à l’intérieur</text:span> ?</text:p>
      <text:list xml:id="list1749523301" text:style-name="WWNum1">
        <text:list-header>
          <text:p text:style-name="P8"><text:span text:style-name="T20">(\w+)</text:span></text:p>
        </text:list-header>
        <text:list-item>
          <text:p text:style-name="P8"><text:span text:style-name="T20">\(\W*\)</text:span></text:p>
        </text:list-item>
        <text:list-item>
          <text:p text:style-name="P8"><text:span text:style-name="T20">\(\D+\)</text:span></text:p>
        </text:list-item>
        <text:list-item>
          <text:p text:style-name="P8"><text:span text:style-name="T20">(\D*\)</text:span></text:p>
        </text:list-item>
      </text:list>
      <text:p text:style-name="P20">Bonne Réponse : <text:span text:style-name="T20">3</text:span></text:p>
      <text:p text:style-name="P20"/>
      <text:p text:style-name="P26"><text:span text:style-name="T3">Question N°</text:span><text:span text:style-name="T6">2</text:span><text:span text:style-name="T8"> (</text:span><text:span text:style-name="T11">Text Preprocessing</text:span><text:span text:style-name="T8">)</text:span></text:p>
      <text:p text:style-name="P23"><text:span text:style-name="T20">Quel prétraitement permet d’avoir accès à la forme canonique d’un mot</text:span> ?</text:p>
      <text:list xml:id="list155835913410249" text:continue-numbering="true" text:style-name="WWNum1">
        <text:list-item>
          <text:p text:style-name="P12">POS-tagging</text:p>
        </text:list-item>
        <text:list-item>
          <text:p text:style-name="P12">Lemmatisation</text:p>
        </text:list-item>
        <text:list-item>
          <text:p text:style-name="P12">Tokenisation</text:p>
        </text:list-item>
        <text:list-item>
          <text:p text:style-name="P12">N-gram</text:p>
        </text:list-item>
      </text:list>
      <text:p text:style-name="P23">Bonne Réponse : <text:span text:style-name="T20">2</text:span></text:p>
      <text:p text:style-name="P23"/>
      <text:p text:style-name="P28"><text:span text:style-name="T3">Question N°</text:span><text:span text:style-name="T6">3</text:span><text:span text:style-name="T8"> (</text:span><text:span text:style-name="T11">Text Preprocessing</text:span><text:span text:style-name="T8">)</text:span></text:p>
      <text:p text:style-name="P23"><text:span text:style-name="T21">Quel outil permet d’analyser grammaticalement un texte</text:span> ?</text:p>
      <text:list xml:id="list155836160493969" text:continue-numbering="true" text:style-name="WWNum1">
        <text:list-item>
          <text:p text:style-name="P13">GloVe</text:p>
        </text:list-item>
        <text:list-item>
          <text:p text:style-name="P13">Word2vec</text:p>
        </text:list-item>
        <text:list-item>
          <text:p text:style-name="P14">Spacy</text:p>
        </text:list-item>
        <text:list-item>
          <text:p text:style-name="P14">StanfordNLP</text:p>
        </text:list-item>
      </text:list>
      <text:p text:style-name="P23">Bonne<text:span text:style-name="T22">s</text:span> Réponse<text:span text:style-name="T22">s</text:span> : <text:span text:style-name="T22">3 et 4</text:span></text:p>
      <text:p text:style-name="P23"/>
      <text:p text:style-name="P31"><text:span text:style-name="T3">Question N°</text:span><text:span text:style-name="T6">4</text:span><text:span text:style-name="T8"> (</text:span><text:span text:style-name="T9">T</text:span><text:span text:style-name="T11">F-IDF</text:span><text:span text:style-name="T8">)</text:span></text:p>
      <text:p text:style-name="P21">Dans quel cadre utilise-t-on TF-IDF ?</text:p>
      <text:list xml:id="list155836216743904" text:continue-numbering="true" text:style-name="WWNum1">
        <text:list-item>
          <text:p text:style-name="P10">Analyse de sentiment</text:p>
        </text:list-item>
        <text:list-item>
          <text:p text:style-name="P10">Parsing syntaxique</text:p>
        </text:list-item>
        <text:list-item>
          <text:p text:style-name="P10"><text:span text:style-name="T18">Étiquetage</text:span> <text:span text:style-name="T18">morphosyntaxique</text:span></text:p>
        </text:list-item>
        <text:list-item>
          <text:p text:style-name="P10">Recherche d’information</text:p>
        </text:list-item>
      </text:list>
      <text:p text:style-name="P27"><text:span text:style-name="T14">Bonne réponse : </text:span><text:span text:style-name="T15">4</text:span></text:p>
      <text:p text:style-name="P24"/>
      <text:p text:style-name="P26"><text:span text:style-name="T3">Question N°</text:span><text:span text:style-name="T6">5</text:span><text:span text:style-name="T8"> (</text:span><text:span text:style-name="T11">Similarité</text:span><text:span text:style-name="T8">)</text:span></text:p>
      <text:p text:style-name="P25"><text:span text:style-name="T16">La similarité de texte permet de résoudre quelle(s) problématique(s) ?</text:span></text:p>
      <text:list xml:id="list155836553115487" text:continue-numbering="true" text:style-name="WWNum1">
        <text:list-item>
          <text:p text:style-name="P11">Analyse de sentiment</text:p>
        </text:list-item>
        <text:list-item>
          <text:p text:style-name="P11">Parsing syntaxique</text:p>
        </text:list-item>
        <text:list-item>
          <text:p text:style-name="P11"><text:span text:style-name="T18">Étiquetage</text:span> <text:span text:style-name="T18">morphosyntaxique</text:span></text:p>
        </text:list-item>
        <text:list-item>
          <text:p text:style-name="P9">Recherche d’information</text:p>
        </text:list-item>
      </text:list>
      <text:p text:style-name="P23">Bonne Réponse : <text:span text:style-name="T22">4</text:span></text:p>
      <text:p text:style-name="P23"/>
      <text:p text:style-name="P26"><text:span text:style-name="T3">Question N°</text:span><text:span text:style-name="T6">6</text:span><text:span text:style-name="T8"> (</text:span><text:span text:style-name="T9">C</text:span><text:span text:style-name="T11">lassification supervisé</text:span><text:span text:style-name="T8">)</text:span></text:p>
      <text:p text:style-name="P25"><text:span text:style-name="T16">Quelles modèle(s) de classification nécessite(nt) une représentation TF-IDF des documents </text:span><text:span text:style-name="T14">?</text:span></text:p>
      <text:list xml:id="list155836969631696" text:continue-numbering="true" text:style-name="WWNum1">
        <text:list-item>
          <text:p text:style-name="P14">LSTM</text:p>
        </text:list-item>
        <text:list-item>
          <text:p text:style-name="P14">GRU</text:p>
        </text:list-item>
        <text:list-item>
          <text:p text:style-name="P14">SVM</text:p>
        </text:list-item>
        <text:list-item>
          <text:p text:style-name="P14">Transformer Networks</text:p>
        </text:list-item>
      </text:list>
      <text:p text:style-name="P23">Bonne Réponse : <text:span text:style-name="T22">3</text:span></text:p>
      <text:p text:style-name="P23"/>
      <text:p text:style-name="P32"><text:span text:style-name="T3">Question N°</text:span><text:span text:style-name="T6">7</text:span><text:span text:style-name="T8"> (</text:span><text:span text:style-name="T9">C</text:span><text:span text:style-name="T11">lassification supervisé</text:span><text:span text:style-name="T8">)</text:span></text:p>
      <text:p text:style-name="P25"><text:span text:style-name="T16">Quel modèle est le plus adapté pour détecter la polarité d’un texte</text:span><text:span text:style-name="T14"> ?</text:span></text:p>
      <text:list xml:id="list155837222038232" text:continue-numbering="true" text:style-name="WWNum1">
        <text:list-item>
          <text:p text:style-name="P14">LSTM</text:p>
        </text:list-item>
        <text:list-item>
          <text:p text:style-name="P14">GRU</text:p>
        </text:list-item>
        <text:list-item>
          <text:p text:style-name="P14">SVM</text:p>
        </text:list-item>
        <text:list-item>
          <text:p text:style-name="P14">Transformer Networks</text:p>
        </text:list-item>
      </text:list>
      <text:p text:style-name="P23">Bonne Réponse : <text:span text:style-name="T22">4</text:span></text:p>
      <text:p text:style-name="P23"/>
      <text:p text:style-name="P29"><text:span text:style-name="T3">Question N°</text:span><text:span text:style-name="T7">8</text:span><text:span text:style-name="T8"> (</text:span><text:span text:style-name="T9">W</text:span><text:span text:style-name="T12">ord Embeddings</text:span><text:span text:style-name="T8">)</text:span></text:p>
      <text:p text:style-name="P23"><text:span text:style-name="T23">On a besoin de données supervisées pour apprendre des word embeddings</text:span> ?</text:p>
      <text:list xml:id="list155835528525660" text:continue-numbering="true" text:style-name="WWNum1">
        <text:list-item>
          <text:p text:style-name="P15">Vrai</text:p>
        </text:list-item>
        <text:list-item>
          <text:p text:style-name="P15">Faux</text:p>
        </text:list-item>
      </text:list>
      <text:p text:style-name="P23">Bonne Réponse : <text:span text:style-name="T23">2</text:span></text:p>
      <text:p text:style-name="P23"/>
      <text:p text:style-name="P29"><text:span text:style-name="T3">Question N°</text:span><text:span text:style-name="T7">9</text:span><text:span text:style-name="T8"> (</text:span><text:span text:style-name="T9">W</text:span><text:span text:style-name="T12">ord Embeddings</text:span><text:span text:style-name="T8">)</text:span></text:p>
      <text:p text:style-name="P23"><text:span text:style-name="T23">Sélectionner la(les) affirmation(s) correcte(s) sur l’espace des word embeddings :</text:span></text:p>
      <text:list xml:id="list155835600043708" text:continue-numbering="true" text:style-name="WWNum1">
        <text:list-item>
          <text:p text:style-name="P7"><text:span text:style-name="T17">Chaque mot est exprimé sur toutes les dimensions</text:span></text:p>
        </text:list-item>
        <text:list-item>
          <text:p text:style-name="P17"><text:span text:style-name="T17">C’</text:span><text:span text:style-name="T14">est un espace sparse</text:span></text:p>
        </text:list-item>
        <text:list-item>
          <text:p text:style-name="P7"><text:span text:style-name="T17">Chaque dimension correspond à un concept simple du langage</text:span></text:p>
        </text:list-item>
        <text:list-item>
          <text:p text:style-name="P7"><text:span text:style-name="T17">On peut retrouver le contraire d’un mot à l’aide d’une translation</text:span></text:p>
        </text:list-item>
      </text:list>
      <text:p text:style-name="P18"/>
      <text:p text:style-name="P23">Bonne Réponse : <text:span text:style-name="T24">1</text:span></text:p>
      <text:p text:style-name="P23"/>
      <text:p text:style-name="P33"><text:span text:style-name="T3">Question N°</text:span><text:span text:style-name="T5">1</text:span><text:span text:style-name="T4">0</text:span><text:span text:style-name="T3"> </text:span><text:span text:style-name="T8">(</text:span><text:span text:style-name="T12">R</text:span><text:span text:style-name="T13">éseaux réccurents</text:span><text:span text:style-name="T8">)</text:span><text:span text:style-name="T3"> </text:span></text:p>
      <text:p text:style-name="P24"><text:span text:style-name="T25">Quel est l’intérêt des RNN-bidirectionnels par rapport aux RNN</text:span> ?</text:p>
      <text:list xml:id="list155837047247337" text:continue-numbering="true" text:style-name="WWNum1">
        <text:list-item>
          <text:p text:style-name="P16">Ils utilisent des word embeddings</text:p>
        </text:list-item>
        <text:list-item>
          <text:p text:style-name="P16">Ils peuvent encoder n’importe quelle séquence</text:p>
        </text:list-item>
        <text:list-item>
          <text:p text:style-name="P16">Ils traitent des séquences plus longues sans perdre d’information</text:p>
        </text:list-item>
        <text:list-item>
          <text:p text:style-name="P16">Ils sont indispensable aux modèles Seq2seq</text:p>
        </text:list-item>
      </text:list>
      <text:p text:style-name="P24">Bonne Réponse : <text:span text:style-name="T26">3</text:span></text:p>
      <text:p text:style-name="P2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1</meta:editing-cycles>
    <meta:creation-date>2016-05-19T10:49:00</meta:creation-date>
    <dc:date>2020-05-02T15:58:35.166544987</dc:date>
    <meta:editing-duration>PT3H7M19S</meta:editing-duration>
    <meta:generator>LibreOffice/6.3.5.2$Linux_X86_64 LibreOffice_project/30$Build-2</meta:generator>
    <meta:document-statistic meta:table-count="0" meta:image-count="0" meta:object-count="0" meta:page-count="5" meta:paragraph-count="72" meta:word-count="358" meta:character-count="2176" meta:non-whitespace-character-count="19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